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B7000000712E6E989A7C7C6CD9.png" manifest:media-type="image/png"/>
  <manifest:file-entry manifest:full-path="Pictures/10000000000002F20000007FCDC6605A52B19D74.gif" manifest:media-type="image/gif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Mangal1" svg:font-family="Mangal"/>
    <style:font-face style:name="monospace" svg:font-family="monospace"/>
    <style:font-face style:name="Arial1" svg:font-family="Arial" style:font-family-generic="swiss"/>
    <style:font-face style:name="Arial narrow" svg:font-family="'Arial narrow'" style:font-family-generic="swiss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ula1" style:family="table">
      <style:table-properties style:width="17.651cm" fo:margin-left="0.032cm" fo:margin-right="0.018cm" table:align="margins" style:writing-mode="lr-tb"/>
    </style:style>
    <style:style style:name="Taula1.A" style:family="table-column">
      <style:table-column-properties style:column-width="17.651cm" style:rel-column-width="65535*"/>
    </style:style>
    <style:style style:name="Taula1.1" style:family="table-row">
      <style:table-row-properties style:min-row-height="0.614cm" fo:keep-together="auto"/>
    </style:style>
    <style:style style:name="Taula1.A1" style:family="table-cell">
      <style:table-cell-properties style:vertical-align="middle" fo:background-color="#cccccc" fo:padding-left="0.123cm" fo:padding-right="0.123cm" fo:padding-top="0cm" fo:padding-bottom="0cm" fo:border="0.05pt solid #000000" style:writing-mode="lr-tb">
        <style:background-image/>
      </style:table-cell-properties>
    </style:style>
    <style:style style:name="Taula1.2" style:family="table-row">
      <style:table-row-properties style:min-row-height="0.639cm" fo:keep-together="auto"/>
    </style:style>
    <style:style style:name="Taula1.A2" style:family="table-cell">
      <style:table-cell-properties style:vertical-align="middle" fo:background-color="#cccccc" fo:padding-left="0.123cm" fo:padding-right="0.123cm" fo:padding-top="0cm" fo:padding-bottom="0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e1" style:family="table">
      <style:table-properties style:width="10.495cm" fo:margin-left="3.006cm" table:align="left"/>
    </style:style>
    <style:style style:name="Table1.A" style:family="table-column">
      <style:table-column-properties style:column-width="3.395cm"/>
    </style:style>
    <style:style style:name="Table1.B" style:family="table-column">
      <style:table-column-properties style:column-width="3.616cm"/>
    </style:style>
    <style:style style:name="Table1.C" style:family="table-column">
      <style:table-column-properties style:column-width="3.484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note">
      <style:paragraph-properties fo:padding="0cm" fo:border="none" style:snap-to-layout-grid="false"/>
    </style:style>
    <style:style style:name="P2" style:family="paragraph" style:parent-style-name="Footnote">
      <style:paragraph-properties fo:padding="0cm" fo:border="none"/>
      <style:text-properties fo:font-size="8pt" style:font-size-asian="8pt" style:font-size-complex="8pt"/>
    </style:style>
    <style:style style:name="P3" style:family="paragraph" style:parent-style-name="Footnote">
      <style:paragraph-properties fo:text-align="end" style:justify-single-word="false" fo:padding="0cm" fo:border="none" style:snap-to-layout-grid="false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end" style:justify-single-word="false"/>
      <style:text-properties fo:font-size="8pt" style:font-size-asian="8pt" style:font-size-complex="8pt"/>
    </style:style>
    <style:style style:name="P6" style:family="paragraph" style:parent-style-name="Standard">
      <style:paragraph-properties fo:text-align="justify" style:justify-single-word="false" style:snap-to-layout-grid="false"/>
    </style:style>
    <style:style style:name="P7" style:family="paragraph" style:parent-style-name="Standard">
      <style:paragraph-properties fo:text-align="justify" style:justify-single-word="false" style:snap-to-layout-grid="false"/>
      <style:text-properties officeooo:paragraph-rsid="00100393"/>
    </style:style>
    <style:style style:name="P8" style:family="paragraph" style:parent-style-name="Standard">
      <style:paragraph-properties fo:text-align="justify" style:justify-single-word="false"/>
      <style:text-properties style:font-name="Arial" fo:font-size="12pt" fo:font-style="normal" fo:font-weight="normal" officeooo:rsid="002215e0" officeooo:paragraph-rsid="002215e0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fo:font-variant="normal" fo:text-transform="none" fo:color="#3465a4" style:font-name="monospace" fo:font-size="9.75pt" fo:letter-spacing="normal" fo:font-style="normal" fo:font-weight="normal"/>
    </style:style>
    <style:style style:name="P10" style:family="paragraph" style:parent-style-name="Standard">
      <style:paragraph-properties fo:orphans="2" fo:widows="2"/>
      <style:text-properties fo:font-variant="normal" fo:text-transform="none" fo:color="#3465a4" style:font-name="monospace" fo:font-size="9.75pt" fo:letter-spacing="normal" fo:font-style="normal" fo:font-weight="normal"/>
    </style:style>
    <style:style style:name="P11" style:family="paragraph" style:parent-style-name="Text_20_body">
      <style:paragraph-properties fo:text-align="justify" style:justify-single-word="false"/>
      <style:text-properties style:font-name="arial" fo:font-size="3pt" fo:font-weight="normal" officeooo:rsid="001e570e" officeooo:paragraph-rsid="001e59fe" style:font-size-asian="2.59999990463257pt" style:font-weight-asian="normal" style:font-size-complex="3pt" style:font-weight-complex="normal"/>
    </style:style>
    <style:style style:name="P12" style:family="paragraph" style:parent-style-name="Text_20_body">
      <style:paragraph-properties fo:text-align="justify" style:justify-single-word="false"/>
      <style:text-properties style:font-name="arial" fo:font-size="12pt" style:text-underline-style="none" fo:font-weight="bold" officeooo:rsid="0012d790" officeooo:paragraph-rsid="0012d790" style:font-size-asian="12pt" style:font-weight-asian="bold" style:font-size-complex="12pt" style:font-weight-complex="bold"/>
    </style:style>
    <style:style style:name="P13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bold" officeooo:rsid="00117e3d" officeooo:paragraph-rsid="001e59fe" style:font-weight-asian="bold" style:font-weight-complex="bold"/>
    </style:style>
    <style:style style:name="P14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arial" fo:font-weight="normal" officeooo:rsid="001e570e" officeooo:paragraph-rsid="002f611c" style:font-weight-asian="normal" style:font-weight-complex="normal"/>
    </style:style>
    <style:style style:name="P15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paragraph-rsid="003a4504"/>
    </style:style>
    <style:style style:name="P16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paragraph-rsid="0041d97b"/>
    </style:style>
    <style:style style:name="P17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Arial" fo:font-size="12pt" fo:font-style="normal" fo:font-weight="normal" officeooo:rsid="002215e0" officeooo:paragraph-rsid="002f611c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Arial" fo:font-size="12pt" fo:font-style="normal" fo:font-weight="normal" officeooo:rsid="00393fca" officeooo:paragraph-rsid="00393fca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Arial" fo:font-size="12pt" fo:font-style="normal" fo:font-weight="normal" officeooo:rsid="003a4504" officeooo:paragraph-rsid="003a4504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Arial" fo:font-size="12pt" fo:font-style="normal" fo:font-weight="normal" officeooo:rsid="003a4504" officeooo:paragraph-rsid="003da5d8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Arial" fo:font-size="12pt" fo:font-style="normal" style:text-underline-style="none" fo:font-weight="normal" officeooo:rsid="0035e021" officeooo:paragraph-rsid="00393fca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Arial" fo:font-size="12pt" fo:font-style="italic" fo:font-weight="normal" officeooo:rsid="002215e0" officeooo:paragraph-rsid="002f611c" style:font-size-asian="12pt" style:font-style-asian="italic" style:font-weight-asian="normal" style:font-size-complex="12pt" style:font-style-complex="italic" style:font-weight-complex="normal"/>
    </style:style>
    <style:style style:name="P23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Arial" fo:font-size="12pt" fo:font-style="italic" fo:font-weight="normal" officeooo:rsid="003a4504" officeooo:paragraph-rsid="003da5d8" style:font-size-asian="12pt" style:font-style-asian="italic" style:font-weight-asian="normal" style:font-size-complex="12pt" style:font-style-complex="italic" style:font-weight-complex="normal"/>
    </style:style>
    <style:style style:name="P24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color="#3465a4" style:font-name="Arial" fo:font-size="12pt" fo:font-style="normal" fo:font-weight="normal" officeooo:rsid="00393fca" officeooo:paragraph-rsid="00393fca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color="#3465a4" style:font-name="Arial" fo:font-size="12pt" fo:font-style="normal" fo:font-weight="normal" officeooo:rsid="003da5d8" officeooo:paragraph-rsid="003da5d8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color="#3465a4" style:font-name="Arial" fo:font-size="12pt" fo:font-style="normal" fo:font-weight="normal" officeooo:rsid="003a4504" officeooo:paragraph-rsid="003a4504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fo:color="#3465a4" style:font-name="Arial" fo:font-size="12pt" fo:font-style="normal" fo:font-weight="normal" officeooo:rsid="003e4934" officeooo:paragraph-rsid="003e4934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officeooo:rsid="00484da0" officeooo:paragraph-rsid="00484da0"/>
    </style:style>
    <style:style style:name="P29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monospace" fo:font-size="9.75pt" fo:letter-spacing="normal" fo:font-style="normal" fo:font-weight="normal" officeooo:rsid="003a4504" officeooo:paragraph-rsid="003a4504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000000" style:font-name="monospace" fo:font-size="9.75pt" fo:letter-spacing="normal" fo:font-style="normal" style:text-underline-style="solid" style:text-underline-width="auto" style:text-underline-color="font-color" fo:font-weight="normal" officeooo:rsid="003a4504" officeooo:paragraph-rsid="003a4504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465a4" style:font-name="monospace" fo:font-size="9.75pt" fo:letter-spacing="normal" fo:font-style="normal" fo:font-weight="normal"/>
    </style:style>
    <style:style style:name="P32" style:family="paragraph" style:parent-style-name="Standard">
      <style:paragraph-properties fo:margin-left="0cm" fo:margin-right="0cm" fo:text-indent="0cm" style:auto-text-indent="false"/>
      <style:text-properties fo:font-variant="normal" fo:text-transform="none" fo:color="#3465a4" style:font-name="monospace" fo:font-size="9.75pt" fo:letter-spacing="normal" fo:font-style="normal" fo:font-weight="normal" style:font-name-asian="monospace" style:font-size-asian="9.75pt" style:font-style-asian="normal" style:font-weight-asian="normal" style:font-name-complex="monospace" style:font-size-complex="9.75pt" style:font-style-complex="normal" style:font-weight-complex="normal"/>
    </style:style>
    <style:style style:name="P33" style:family="paragraph" style:parent-style-name="Standard">
      <style:paragraph-properties fo:margin-left="0cm" fo:margin-right="0cm" fo:orphans="2" fo:widows="2" fo:text-indent="0cm" style:auto-text-indent="false"/>
      <style:text-properties fo:font-variant="normal" fo:text-transform="none" fo:color="#3465a4" style:font-name="monospace" fo:font-size="9.75pt" fo:letter-spacing="normal" fo:font-style="normal" fo:font-weight="normal" style:font-name-asian="monospace" style:font-size-asian="9.75pt" style:font-style-asian="normal" style:font-weight-asian="normal" style:font-name-complex="monospace" style:font-size-complex="9.75pt" style:font-style-complex="normal" style:font-weight-complex="normal"/>
    </style:style>
    <style:style style:name="P34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3465a4" style:font-name="monospace" fo:font-size="9.75pt" fo:letter-spacing="normal" fo:font-style="normal" fo:font-weight="normal" officeooo:rsid="004524f7" officeooo:paragraph-rsid="004524f7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font-variant="normal" fo:text-transform="none" fo:color="#3465a4" style:font-name="monospace" fo:font-size="9.75pt" fo:letter-spacing="normal" fo:font-style="normal" fo:font-weight="normal" officeooo:rsid="003a4504" officeooo:paragraph-rsid="003a4504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margin-left="0cm" fo:margin-right="0cm" fo:text-indent="0cm" style:auto-text-indent="false"/>
      <style:text-properties fo:color="#3465a4"/>
    </style:style>
    <style:style style:name="P37" style:family="paragraph" style:parent-style-name="Standard">
      <style:paragraph-properties fo:margin-left="0cm" fo:margin-right="0cm" fo:orphans="2" fo:widows="2" fo:text-indent="0cm" style:auto-text-indent="false"/>
      <style:text-properties fo:color="#3465a4"/>
    </style:style>
    <style:style style:name="P38" style:family="paragraph" style:parent-style-name="Table_20_Contents">
      <style:paragraph-properties fo:text-align="justify" style:justify-single-word="false"/>
      <style:text-properties style:font-name="arial" fo:font-weight="bold" officeooo:rsid="0035e021" officeooo:paragraph-rsid="00393fca" style:font-weight-asian="bold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arial" fo:font-weight="normal" officeooo:rsid="003753e0" officeooo:paragraph-rsid="00393fca" style:font-weight-asian="normal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arial" fo:font-weight="normal" officeooo:rsid="0035e021" officeooo:paragraph-rsid="00393fca" style:font-weight-asian="normal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fo:color="#3465a4" style:font-name="arial" officeooo:paragraph-rsid="00393fca"/>
    </style:style>
    <style:style style:name="P42" style:family="paragraph" style:parent-style-name="Table_20_Contents">
      <style:paragraph-properties fo:text-align="center" style:justify-single-word="false"/>
      <style:text-properties fo:color="#3465a4" style:font-name="arial" officeooo:rsid="003d3324" officeooo:paragraph-rsid="003d3324"/>
    </style:style>
    <style:style style:name="P43" style:family="paragraph" style:parent-style-name="Table_20_Contents">
      <style:paragraph-properties fo:margin-left="1.251cm" fo:margin-right="0cm" fo:text-align="justify" style:justify-single-word="false" fo:text-indent="0cm" style:auto-text-indent="false"/>
      <style:text-properties style:font-name="arial" fo:font-weight="normal" officeooo:rsid="0035e021" officeooo:paragraph-rsid="00393fca" style:font-weight-asian="normal" style:font-weight-complex="normal"/>
    </style:style>
    <style:style style:name="P44" style:family="paragraph" style:parent-style-name="Text_20_body">
      <style:paragraph-properties fo:margin-left="0cm" fo:margin-right="0cm" fo:text-align="justify" style:justify-single-word="false" fo:text-indent="0cm" style:auto-text-indent="false"/>
      <style:text-properties style:font-name="Arial" fo:font-size="12pt" fo:font-style="normal" fo:font-weight="normal" officeooo:rsid="00498de6" officeooo:paragraph-rsid="00498de6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8pt" fo:language="ca" fo:country="ES" style:font-size-asian="8pt" style:font-size-complex="8pt"/>
    </style:style>
    <style:style style:name="T3" style:family="text">
      <style:text-properties officeooo:rsid="00343528"/>
    </style:style>
    <style:style style:name="T4" style:family="text">
      <style:text-properties style:font-name="Arial1" fo:font-size="10pt" fo:font-weight="bold" style:font-size-asian="10pt" style:font-weight-asian="bold" style:font-name-complex="Arial" style:font-size-complex="10pt" style:font-weight-complex="bold"/>
    </style:style>
    <style:style style:name="T5" style:family="text">
      <style:text-properties style:font-name="Arial1" fo:font-size="10pt" fo:font-weight="bold" officeooo:rsid="00100393" style:font-size-asian="10pt" style:font-weight-asian="bold" style:font-name-complex="Arial" style:font-size-complex="10pt" style:font-weight-complex="bold"/>
    </style:style>
    <style:style style:name="T6" style:family="text">
      <style:text-properties fo:color="#000000" style:font-name="Arial" fo:font-size="10pt" style:text-underline-style="none" fo:font-weight="bold" officeooo:rsid="00100393" style:font-size-asian="10pt" style:font-weight-asian="bold" style:font-name-complex="Arial" style:font-size-complex="10pt" style:font-weight-complex="bold"/>
    </style:style>
    <style:style style:name="T7" style:family="text">
      <style:text-properties style:text-position="super 58%" style:font-name="Arial1" fo:font-size="10pt" fo:font-weight="bold" officeooo:rsid="00100393" style:font-size-asian="10pt" style:font-weight-asian="bold" style:font-name-complex="Arial" style:font-size-complex="10pt" style:font-weight-complex="bold"/>
    </style:style>
    <style:style style:name="T8" style:family="text">
      <style:text-properties style:font-name="arial" fo:font-size="12pt" style:font-size-asian="12pt" style:font-size-complex="12pt"/>
    </style:style>
    <style:style style:name="T9" style:family="text">
      <style:text-properties style:font-name="arial" fo:font-size="12pt" officeooo:rsid="003179e4" style:font-size-asian="12pt" style:font-size-complex="12pt"/>
    </style:style>
    <style:style style:name="T10" style:family="text">
      <style:text-properties style:font-name="arial" fo:font-size="12pt" officeooo:rsid="0037570a" style:font-size-asian="12pt" style:font-size-complex="12pt"/>
    </style:style>
    <style:style style:name="T11" style:family="text">
      <style:text-properties style:font-name="Arial" fo:font-size="12pt" officeooo:rsid="002763db" style:font-size-asian="12pt" style:font-size-complex="12pt"/>
    </style:style>
    <style:style style:name="T12" style:family="text">
      <style:text-properties style:font-name="Arial" fo:font-size="12pt" style:text-underline-style="none" officeooo:rsid="0035e021" style:font-size-asian="12pt" style:font-size-complex="12pt"/>
    </style:style>
    <style:style style:name="T13" style:family="text">
      <style:text-properties style:font-name="Arial" fo:font-size="12pt" style:text-underline-style="none" fo:font-weight="bold" officeooo:rsid="0035e021" style:font-size-asian="12pt" style:font-weight-asian="bold" style:font-size-complex="12pt" style:font-weight-complex="bold"/>
    </style:style>
    <style:style style:name="T14" style:family="text">
      <style:text-properties style:font-name="Arial" fo:font-size="12pt" fo:font-style="normal" fo:font-weight="normal" officeooo:rsid="003a4504" style:font-size-asian="12pt" style:font-style-asian="normal" style:font-weight-asian="normal" style:font-size-complex="12pt" style:font-style-complex="normal" style:font-weight-complex="normal"/>
    </style:style>
    <style:style style:name="T15" style:family="text">
      <style:text-properties style:text-underline-style="none" officeooo:rsid="003753e0"/>
    </style:style>
    <style:style style:name="T16" style:family="text">
      <style:text-properties style:text-underline-style="none" officeooo:rsid="0035e021"/>
    </style:style>
    <style:style style:name="T17" style:family="text">
      <style:text-properties officeooo:rsid="003a4504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03a4504" style:font-style-asian="italic" style:font-style-complex="italic"/>
    </style:style>
    <style:style style:name="T20" style:family="text">
      <style:text-properties style:font-name="Arial narrow" fo:font-size="11pt" fo:font-style="normal" fo:font-weight="normal" officeooo:rsid="003a4504" style:font-size-asian="11pt" style:font-style-asian="normal" style:font-weight-asian="normal" style:font-size-complex="11pt" style:font-style-complex="normal" style:font-weight-complex="normal"/>
    </style:style>
    <style:style style:name="T21" style:family="text">
      <style:text-properties fo:color="#5eb91e"/>
    </style:style>
    <style:style style:name="T22" style:family="text">
      <style:text-properties fo:color="#3465a4"/>
    </style:style>
    <style:style style:name="T23" style:family="text">
      <style:text-properties fo:color="#3465a4" style:font-name="Arial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4" style:family="text">
      <style:text-properties fo:color="#3465a4" style:font-name="Arial" fo:font-size="12pt" fo:font-style="normal" fo:font-weight="normal" officeooo:rsid="0041d97b" style:font-size-asian="12pt" style:font-style-asian="normal" style:font-weight-asian="normal" style:font-size-complex="12pt" style:font-style-complex="normal" style:font-weight-complex="normal"/>
    </style:style>
    <style:style style:name="T25" style:family="text">
      <style:text-properties fo:color="#3465a4" style:font-name="Arial" fo:font-size="12pt" fo:font-style="normal" fo:font-weight="normal" officeooo:rsid="00433be8" style:font-size-asian="12pt" style:font-style-asian="normal" style:font-weight-asian="normal" style:font-size-complex="12pt" style:font-style-complex="normal" style:font-weight-complex="normal"/>
    </style:style>
    <style:style style:name="T26" style:family="text">
      <style:text-properties officeooo:rsid="004524f7"/>
    </style:style>
    <style:style style:name="T27" style:family="text">
      <style:text-properties officeooo:rsid="00477249"/>
    </style:style>
    <style:style style:name="fr1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ula1" table:style-name="Taula1">
        <table:table-column table:style-name="Taula1.A"/>
        <table:table-row table:style-name="Taula1.1">
          <table:table-cell table:style-name="Taula1.A1" office:value-type="string">
            <text:p text:style-name="P6"><text:span text:style-name="T4">Mòdul </text:span><text:span text:style-name="T6">6 – Accés a dades</text:span></text:p>
          </table:table-cell>
        </table:table-row>
        <table:table-row table:style-name="Taula1.2">
          <table:table-cell table:style-name="Taula1.A2" office:value-type="string">
            <text:p text:style-name="P7"><text:span text:style-name="T5">2</text:span><text:span text:style-name="T7">n <text:s text:c="2"/></text:span><text:span text:style-name="T4">CFGS Desenvolupament d'Aplicacions Multiplataforma</text:span></text:p>
          </table:table-cell>
        </table:table-row>
      </table:table>
      <text:p text:style-name="Standard"><text:s/></text:p>
      <text:p text:style-name="P12">UF1 – Persistència en fitxers</text:p>
      <text:p text:style-name="P13"><text:span text:style-name="T8">Pt</text:span><text:span text:style-name="T9">2</text:span><text:span text:style-name="T10">d</text:span><text:span text:style-name="T8"> – </text:span><text:span text:style-name="T9">C</text:span><text:span text:style-name="T11">onversió de formats</text:span></text:p>
      <text:p text:style-name="P11"/>
      <text:p text:style-name="P14"><text:span text:style-name="T12">1) Utilitzant el fitxer </text:span><text:span text:style-name="T13">book1.xml</text:span><text:span text:style-name="T12">, utilitza un mètode dels vistos (transformació XSL o api StAX) per a obtenir el fitxer equivalent amb format json (book1.json)</text:span></text:p>
      <text:p text:style-name="P17"/>
      <text:p text:style-name="P18">2) <text:span text:style-name="T15">Recorda com etiqueten </text:span><text:span text:style-name="T16">els atributs i els valors </text:span><text:span text:style-name="T15">els mètodes Jackson i gson per una banda i <text:s/>o</text:span><text:span text:style-name="T16">bserva com </text:span><text:span text:style-name="T15">ho fa </text:span><text:span text:style-name="T16">StAXON i anota-ho a la taula següent: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765510930688">
          <table:table-cell table:style-name="Table1.A1" office:value-type="string">
            <text:p text:style-name="P38">Etiquetes</text:p>
          </table:table-cell>
          <table:table-cell table:style-name="Table1.A1" office:value-type="string">
            <text:p text:style-name="P39">Jackson/gson</text:p>
          </table:table-cell>
          <table:table-cell table:style-name="Table1.C1" office:value-type="string">
            <text:p text:style-name="P40">StAXON</text:p>
          </table:table-cell>
        </table:table-row>
        <table:table-row table:style-name="TableLine94765584144080">
          <table:table-cell table:style-name="Table1.A2" office:value-type="string">
            <text:p text:style-name="P43">atribut</text:p>
          </table:table-cell>
          <table:table-cell table:style-name="Table1.A2" office:value-type="string">
            <text:p text:style-name="P41">-</text:p>
          </table:table-cell>
          <table:table-cell table:style-name="Table1.C2" office:value-type="string">
            <text:p text:style-name="P42">@</text:p>
          </table:table-cell>
        </table:table-row>
        <table:table-row table:style-name="TableLine94765586642272">
          <table:table-cell table:style-name="Table1.A2" office:value-type="string">
            <text:p text:style-name="P43">valor</text:p>
          </table:table-cell>
          <table:table-cell table:style-name="Table1.A2" office:value-type="string">
            <text:p text:style-name="P42">#</text:p>
          </table:table-cell>
          <table:table-cell table:style-name="Table1.C2" office:value-type="string">
            <text:p text:style-name="P42">$</text:p>
          </table:table-cell>
        </table:table-row>
      </table:table>
      <text:p text:style-name="P21"/>
      <text:p text:style-name="P18">3) Prova i explica l’ús de les diferents propietats del ConfigBuilder:</text:p>
      <text:p text:style-name="P19">(en cada cas, mostra una sortida amb un valor i amb l’altre i explica la diferència)</text:p>
      <text:p text:style-name="P18"><text:tab/><text:span text:style-name="T19">autoarray</text:span><text:span text:style-name="T17">: </text:span></text:p>
      <text:p text:style-name="P27">El <text:s/>autoarray fica directament tot en un array i ajunta tot els nodes</text:p>
      <text:p text:style-name="P18"/>
      <text:p text:style-name="P24">{"bookstore":{"book":<text:span text:style-name="T21">[{</text:span>"@category":"COOKING","title":{"@lang":"en","$":"Everyday Italian"},"author":"Giada De Laurentiis","year":<text:span text:style-name="T21">"2005"</text:span>,"price":"30.00"},{"@category":"CHILDREN","title":{"@lang":"en","$":"Harry Potter"},"author":"J K. Rowling","year":"2005","price":"29.99"},{"@category":"WEB","title":{"@lang":"en","$":"Learning XML"},"author":"Erik T. Ray","year":"2003","price":"39.95"<text:span text:style-name="T21">}]</text:span>}}</text:p>
      <text:p text:style-name="P18"/>
      <text:p text:style-name="P19"><text:tab/><text:span text:style-name="T18">autoprimitive</text:span>:</text:p>
      <text:p text:style-name="P27">Converteix automaticment els valors Json a Primitius(null, boolean)</text:p>
      <text:p text:style-name="P19"/>
      <text:p text:style-name="P26">{"bookstore":{"book":<text:span text:style-name="T21">{</text:span>"@category":"COOKING","title":{"@lang":"en","$":"Everyday Italian"},"author":"Giada De Laurentiis","year":<text:span text:style-name="T21">2005</text:span>,"price":30.00},"book":{"@category":"CHILDREN","title":{"@lang":"en","$":"Harry Potter"},"author":"J K. Rowling","year":2005,"price":29.99},"book":{"@category":"WEB","title":{"@lang":"en","$":"Learning XML"},"author":"Erik T. Ray","year":2003,"price":39.95}<text:span text:style-name="T21">}</text:span>}</text:p>
      <text:p text:style-name="P19"/>
      <text:p text:style-name="P19"/>
      <text:p text:style-name="P20"><text:tab/></text:p>
      <text:p text:style-name="P23"/>
      <text:p text:style-name="P23"/>
      <text:p text:style-name="P23"><text:soft-page-break/></text:p>
      <text:p text:style-name="P20"><text:span text:style-name="T18">prettyPrint</text:span>:</text:p>
      <text:p text:style-name="P25">Ho posa de manera que es veixi i llegeixi be, de forma bonica</text:p>
      <text:p text:style-name="P19"/>
      <text:p text:style-name="P26">{</text:p>
      <text:p text:style-name="P26"><text:tab/>"bookstore" : {</text:p>
      <text:p text:style-name="P26"><text:tab/><text:tab/>"book" : {</text:p>
      <text:p text:style-name="P26"><text:tab/><text:tab/><text:tab/>"@category" : "COOKING",</text:p>
      <text:p text:style-name="P26"><text:tab/><text:tab/><text:tab/>"title" : {</text:p>
      <text:p text:style-name="P26"><text:tab/><text:tab/><text:tab/><text:tab/>"@lang" : "en",</text:p>
      <text:p text:style-name="P26"><text:tab/><text:tab/><text:tab/><text:tab/>"$" : "Everyday Italian"</text:p>
      <text:p text:style-name="P26"><text:tab/><text:tab/><text:tab/>},</text:p>
      <text:p text:style-name="P26"><text:tab/><text:tab/><text:tab/>"author" : "Giada De Laurentiis",</text:p>
      <text:p text:style-name="P26"><text:tab/><text:tab/><text:tab/>"year" : "2005",</text:p>
      <text:p text:style-name="P26"><text:tab/><text:tab/><text:tab/>"price" : "30.00"</text:p>
      <text:p text:style-name="P26"><text:tab/><text:tab/>},</text:p>
      <text:p text:style-name="P26"><text:tab/><text:tab/>"book" : {</text:p>
      <text:p text:style-name="P26"><text:tab/><text:tab/><text:tab/>"@category" : "CHILDREN",</text:p>
      <text:p text:style-name="P26"><text:tab/><text:tab/><text:tab/>"title" : {</text:p>
      <text:p text:style-name="P26"><text:tab/><text:tab/><text:tab/><text:tab/>"@lang" : "en",</text:p>
      <text:p text:style-name="P26"><text:tab/><text:tab/><text:tab/><text:tab/>"$" : "Harry Potter"</text:p>
      <text:p text:style-name="P26"><text:tab/><text:tab/><text:tab/>},</text:p>
      <text:p text:style-name="P26"><text:tab/><text:tab/><text:tab/>"author" : "J K. Rowling",</text:p>
      <text:p text:style-name="P26"><text:tab/><text:tab/><text:tab/>"year" : "2005",</text:p>
      <text:p text:style-name="P26"><text:tab/><text:tab/><text:tab/>"price" : "29.99"</text:p>
      <text:p text:style-name="P26"><text:tab/><text:tab/>},</text:p>
      <text:p text:style-name="P26"><text:tab/><text:tab/>"book" : {</text:p>
      <text:p text:style-name="P26"><text:tab/><text:tab/><text:tab/>"@category" : "WEB",</text:p>
      <text:p text:style-name="P26"><text:tab/><text:tab/><text:tab/>"title" : {</text:p>
      <text:p text:style-name="P26"><text:tab/><text:tab/><text:tab/><text:tab/>"@lang" : "en",</text:p>
      <text:p text:style-name="P26"><text:tab/><text:tab/><text:tab/><text:tab/>"$" : "Learning XML"</text:p>
      <text:p text:style-name="P26"><text:tab/><text:tab/><text:tab/>},</text:p>
      <text:p text:style-name="P26"><text:tab/><text:tab/><text:tab/>"author" : "Erik T. Ray",</text:p>
      <text:p text:style-name="P26"><text:tab/><text:tab/><text:tab/>"year" : "2003",</text:p>
      <text:p text:style-name="P26"><text:tab/><text:tab/><text:tab/>"price" : "39.95"</text:p>
      <text:p text:style-name="P26"><text:soft-page-break/><text:tab/><text:tab/>}</text:p>
      <text:p text:style-name="P26"><text:tab/>}</text:p>
      <text:p text:style-name="P26">}</text:p>
      <text:p text:style-name="P26"/>
      <text:p text:style-name="P19">4) Quina utilitat té la propietat <text:span text:style-name="T18">virtualRoot</text:span>? Prova-ho en la conversió de XML a JSON i en la conversió de JSON a XML</text:p>
      <text:p text:style-name="P16"><text:span text:style-name="T24">El virtualRoot </text:span><text:span text:style-name="T25">fa que l’hi</text:span><text:span text:style-name="T24"> pos</text:span><text:span text:style-name="T25">is</text:span><text:span text:style-name="T24"> una nom a la </text:span><text:span text:style-name="T25">arrel princiapal de l’array.</text:span></text:p>
      <text:p text:style-name="P28"><text:span text:style-name="T25">N</text:span><text:span text:style-name="T23">o hem funciona.</text:span></text:p>
      <text:p text:style-name="P44"><text:span text:style-name="T22">Una root virtual amb el nom que tu vulguis</text:span></text:p>
      <text:p text:style-name="P17"/>
      <text:p text:style-name="P19">5) En la conversió de JSON a XML, quina utilitat té la propietat <text:span text:style-name="T18">multiplePI </text:span>?</text:p>
      <text:p text:style-name="P19">Explica-ho i mostra-ho amb detall.</text:p>
      <text:p text:style-name="P19"/>
      <text:p text:style-name="P34">Amb multiplePI false</text:p>
      <text:p text:style-name="P30"/>
      <text:p text:style-name="P35">&lt;bookstore&gt;</text:p>
      <text:section text:style-name="Sect1" text:name="Sección1">
        <text:p text:style-name="P36"><text:bookmark text:name="folder1"/>&lt;book category="COOKING"&gt;</text:p>
        <text:p text:style-name="P9">&lt;title lang="en"&gt;Everyday Italian&lt;/title&gt;</text:p>
        <text:p text:style-name="P9">&lt;author&gt;Giada De Laurentiis&lt;/author&gt;</text:p>
        <text:p text:style-name="P9">&lt;year&gt;2005&lt;/year&gt;</text:p>
        <text:p text:style-name="P9">&lt;price&gt;30.00&lt;/price&gt;</text:p>
        <text:p text:style-name="P9">&lt;/book&gt;</text:p>
      </text:section>
      <text:section text:style-name="Sect1" text:name="Sección2">
        <text:p text:style-name="P32"><text:bookmark text:name="folder2"/>&lt;book category="CHILDREN"&gt;</text:p>
        <text:p text:style-name="P9">&lt;title lang="en"&gt;Harry Potter&lt;/title&gt;</text:p>
        <text:p text:style-name="P9">&lt;author&gt;J K. Rowling&lt;/author&gt;</text:p>
        <text:p text:style-name="P9">&lt;year&gt;2005&lt;/year&gt;</text:p>
        <text:p text:style-name="P9">&lt;price&gt;29.99&lt;/price&gt;</text:p>
        <text:p text:style-name="P9">&lt;/book&gt;</text:p>
      </text:section>
      <text:section text:style-name="Sect1" text:name="Sección3">
        <text:p text:style-name="P32"><text:bookmark text:name="folder3"/>&lt;book category="WEB"&gt;</text:p>
        <text:p text:style-name="P9">&lt;title lang="en"&gt;Learning XML&lt;/title&gt;</text:p>
        <text:p text:style-name="P9">&lt;author&gt;Erik T. Ray&lt;/author&gt;</text:p>
        <text:p text:style-name="P9">&lt;year&gt;2003&lt;/year&gt;</text:p>
        <text:p text:style-name="P9">&lt;price&gt;39.95&lt;/price&gt;</text:p>
        <text:p text:style-name="P9">&lt;/book&gt;</text:p>
      </text:section>
      <text:p text:style-name="P31">&lt;/bookstore&gt;</text:p>
      <text:p text:style-name="P29"/>
      <text:p text:style-name="P29"/>
      <text:p text:style-name="P34">Amb multiplePI true</text:p>
      <text:p text:style-name="P29"><text:line-break/><text:span text:style-name="T22">&lt;bookstore&gt;</text:span></text:p>
      <text:p text:style-name="P31">&lt;?xml-multiple book?&gt; <text:s text:c="3"/>//<text:span text:style-name="T26">Posa aquesta frase </text:span><text:span text:style-name="T27">que pot haberi multiples books</text:span></text:p>
      <text:section text:style-name="Sect1" text:name="folder1">
        <text:p text:style-name="P37">&lt;book category="COOKING"&gt;</text:p>
        <text:p text:style-name="P10">&lt;title lang="en"&gt;Everyday Italian&lt;/title&gt;</text:p>
        <text:p text:style-name="P10">&lt;author&gt;Giada De Laurentiis&lt;/author&gt;</text:p>
        <text:p text:style-name="P10">&lt;year&gt;2005&lt;/year&gt;</text:p>
        <text:p text:style-name="P10">&lt;price&gt;30.00&lt;/price&gt;</text:p>
        <text:p text:style-name="P10">&lt;/book&gt;</text:p>
      </text:section>
      <text:section text:style-name="Sect1" text:name="folder2">
        <text:p text:style-name="P33">&lt;book category="CHILDREN"&gt;</text:p>
        <text:p text:style-name="P10">&lt;title lang="en"&gt;Harry Potter&lt;/title&gt;</text:p>
        <text:p text:style-name="P10">&lt;author&gt;J K. Rowling&lt;/author&gt;</text:p>
        <text:p text:style-name="P10">&lt;year&gt;2005&lt;/year&gt;</text:p>
        <text:p text:style-name="P10"><text:soft-page-break/>&lt;price&gt;29.99&lt;/price&gt;</text:p>
        <text:p text:style-name="P10">&lt;/book&gt;</text:p>
      </text:section>
      <text:section text:style-name="Sect1" text:name="folder3">
        <text:p text:style-name="P33">&lt;book category="WEB"&gt;</text:p>
        <text:p text:style-name="P10">&lt;title lang="en"&gt;Learning XML&lt;/title&gt;</text:p>
        <text:p text:style-name="P10">&lt;author&gt;Erik T. Ray&lt;/author&gt;</text:p>
        <text:p text:style-name="P10">&lt;year&gt;2003&lt;/year&gt;</text:p>
        <text:p text:style-name="P10">&lt;price&gt;39.95&lt;/price&gt;</text:p>
        <text:p text:style-name="P10">&lt;/book&gt;</text:p>
      </text:section>
      <text:p text:style-name="P31">&lt;/bookstore&gt;</text:p>
      <text:p text:style-name="P19"/>
      <text:p text:style-name="P22"/>
      <text:p text:style-name="P19">6) En aquest link:</text:p>
      <text:p text:style-name="P15"><text:a xlink:type="simple" xlink:href="https://github.com/beckchr/staxon/blob/master/core/src/main/java/de/odysseus/staxon/json/JsonXMLConfigBuilder.java" text:style-name="Internet_20_link" text:visited-style-name="Visited_20_Internet_20_Link"><text:span text:style-name="T20">https://github.com/beckchr/staxon/blob/master/core/src/main/java/de/odysseus/staxon/json/JsonXMLConfigBuilder.java</text:span></text:a></text:p>
      <text:p text:style-name="P15"><text:span text:style-name="T14">es pot accedir a un ConfigBuilder modificat que permet canviar la sortida produïda en Jackson usant les propietats </text:span>textProperty <text:span text:style-name="T17">i </text:span>attributePrefix</text:p>
      <text:p text:style-name="P19">Fes les modificacions necessàries per a permetre que les llibreries StAXON indiquin de la mateixa manera que els mètodes Jackson/gson tant els atributs com els valors</text:p>
      <text:p text:style-name="P18"/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Mangal1" svg:font-family="Mangal"/>
    <style:font-face style:name="monospace" svg:font-family="monospace"/>
    <style:font-face style:name="Arial1" svg:font-family="Arial" style:font-family-generic="swiss"/>
    <style:font-face style:name="Arial narrow" svg:font-family="'Arial narrow'" style:font-family-generic="swiss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4">
      <number:year number:style="long"/>
    </number:date-style>
    <number:date-style style:name="N10104" number:language="es" number:country="ES">
      <number:year number:style="long"/>
    </number:date-style>
  </office:styles>
  <office:automatic-styles>
    <style:style style:name="Table2" style:family="table">
      <style:table-properties style:width="17.701cm" table:align="margins" style:writing-mode="lr-tb"/>
    </style:style>
    <style:style style:name="Table2.A" style:family="table-column">
      <style:table-column-properties style:column-width="8.798cm" style:rel-column-width="32574*"/>
    </style:style>
    <style:style style:name="Table2.B" style:family="table-column">
      <style:table-column-properties style:column-width="8.902cm" style:rel-column-width="32961*"/>
    </style:style>
    <style:style style:name="Table2.1" style:family="table-row">
      <style:table-row-properties style:min-row-height="1.482cm" fo:keep-together="auto"/>
    </style:style>
    <style:style style:name="Table2.A1" style:family="table-cell">
      <style:table-cell-properties style:vertical-align="top" fo:padding-left="0.101cm" fo:padding-right="0.101cm" fo:padding-top="0.101cm" fo:padding-bottom="0cm" fo:border-left="none" fo:border-right="none" fo:border-top="0.05pt solid #000000" fo:border-bottom="none" style:writing-mode="lr-tb"/>
    </style:style>
    <style:style style:name="MP1" style:family="paragraph" style:parent-style-name="Footnote">
      <style:paragraph-properties fo:padding="0cm" fo:border="none" style:snap-to-layout-grid="false"/>
    </style:style>
    <style:style style:name="MP2" style:family="paragraph" style:parent-style-name="Footnote">
      <style:paragraph-properties fo:padding="0cm" fo:border="none"/>
      <style:text-properties fo:font-size="8pt" style:font-size-asian="8pt" style:font-size-complex="8pt"/>
    </style:style>
    <style:style style:name="MP3" style:family="paragraph" style:parent-style-name="Footnote">
      <style:paragraph-properties fo:text-align="end" style:justify-single-word="false" fo:padding="0cm" fo:border="none" style:snap-to-layout-grid="false"/>
    </style:style>
    <style:style style:name="MP4" style:family="paragraph" style:parent-style-name="Standard">
      <style:paragraph-properties fo:text-align="end" style:justify-single-word="false"/>
    </style:style>
    <style:style style:name="MP5" style:family="paragraph" style:parent-style-name="Standard">
      <style:paragraph-properties fo:text-align="end" style:justify-single-word="false"/>
      <style:text-properties fo:font-size="8pt" style:font-size-asian="8pt" style:font-size-complex="8pt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officeooo:rsid="00343528"/>
    </style:style>
    <style:style style:name="MT3" style:family="text">
      <style:text-properties fo:font-size="8pt" fo:language="ca" fo:country="ES" style:font-size-asian="8pt" style:font-size-complex="8pt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764cm" fo:margin-bottom="0.972cm" fo:margin-left="2cm" fo:margin-right="1.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0.993cm" fo:margin-left="0cm" fo:margin-right="0cm" fo:margin-bottom="0.499cm"/>
      </style:header-style>
      <style:footer-style>
        <style:header-footer-properties svg:height="1.656cm" fo:margin-left="0cm" fo:margin-right="0cm" fo:margin-top="0.499cm"/>
      </style:footer-style>
    </style:page-layout>
    <number:date-style style:name="N34">
      <number:month number:style="long" number:textual="true"/>
    </number:date-style>
  </office:automatic-styles>
  <office:master-styles>
    <style:master-page style:name="Standard" style:page-layout-name="Mpm1">
      <style:header>
        <text:p text:style-name="Header"><draw:frame draw:style-name="Mfr1" draw:name="Imagen 55" text:anchor-type="char" svg:x="-0.358cm" svg:y="-0.984cm" svg:width="6.72cm" svg:height="1.131cm" draw:z-index="7"><draw:image xlink:href="Pictures/10000000000002F20000007FCDC6605A52B19D74.gif" xlink:type="simple" xlink:show="embed" xlink:actuate="onLoad" loext:mime-type="image/gif"/><draw:contour-polygon svg:width="748px" svg:height="118px" svg:viewBox="0 0 748 118" draw:points="0,0 0,118 748,118 748,0" draw:recreate-on-edit="false"/></draw:frame><draw:frame draw:style-name="Mfr2" draw:name="Google Shape;124;p14" text:anchor-type="char" svg:x="13.055cm" svg:y="-0.859cm" svg:width="4.076cm" svg:height="0.988cm" draw:z-index="3"><draw:image xlink:href="Pictures/10000201000001B7000000712E6E989A7C7C6CD9.png" xlink:type="simple" xlink:show="embed" xlink:actuate="onLoad" loext:mime-type="image/png"/></draw:frame></text:p>
      </style:header>
      <style:foot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"><text:span text:style-name="MT1">Nom arxiu: </text:span><text:span text:style-name="MT1"><text:file-name text:display="name-and-extension">ED2DAM_ACT_2223_M6_UF1_Pt2d.odt</text:file-name></text:span></text:p>
              <text:p text:style-name="MP2">Elaborat: <text:s/><text:span text:style-name="MT2">Miquel Altayó</text:span></text:p>
            </table:table-cell>
            <table:table-cell table:style-name="Table2.A1" office:value-type="string">
              <text:p text:style-name="MP3"><text:span text:style-name="MT1">Data: </text:span><text:span text:style-name="MT3"><text:date style:data-style-name="N34" text:date-value="2022-12-19T18:41:21.116800918">desembre</text:date></text:span><text:span text:style-name="MT1"><text:s/></text:span><text:span text:style-name="MT1"><text:date style:data-style-name="N104" text:date-value="2022-12-19T18:41:21.116946763">2022</text:date></text:span></text:p>
              <text:p text:style-name="MP4"><text:span text:style-name="MT1">Pàg. </text:span><text:span text:style-name="MT1"><text:page-number text:select-page="current">4</text:page-number></text:span><text:span text:style-name="MT1"><text:s/>de </text:span><text:span text:style-name="MT1"><text:page-count style:num-format="1">4</text:page-count></text:span></text:p>
              <text:p text:style-name="MP5">Aquest document pot quedat obsolet una vegada imprès.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09-21T19:19:55.23</meta:creation-date>
    <dc:date>2022-12-19T18:41:21.067413528</dc:date>
    <meta:editing-duration>PT15H35M5S</meta:editing-duration>
    <meta:editing-cycles>67</meta:editing-cycles>
    <meta:generator>LibreOffice/6.4.7.2$Linux_X86_64 LibreOffice_project/40$Build-2</meta:generator>
    <meta:document-statistic meta:table-count="3" meta:image-count="2" meta:object-count="0" meta:page-count="4" meta:paragraph-count="119" meta:word-count="486" meta:character-count="4144" meta:non-whitespace-character-count="3666"/>
  </office:meta>
</office:document-meta>
</file>